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81cm" fo:min-width="1.801cm"/>
    </style:style>
    <style:style style:name="gr2" style:family="graphic" style:parent-style-name="standard">
      <style:graphic-properties draw:textarea-horizontal-align="justify" draw:textarea-vertical-align="middle" draw:auto-grow-height="false" fo:min-height="2.081cm" fo:min-width="2.101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2.992cm" fo:min-width="2.926cm"/>
    </style:style>
    <style:style style:name="gr4" style:family="graphic" style:parent-style-name="standard">
      <style:graphic-properties draw:fill-color="#cfe7f5" draw:textarea-horizontal-align="justify" draw:textarea-vertical-align="top" draw:auto-grow-height="false" fo:min-height="3.918cm" fo:min-width="4.13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1.418cm" fo:min-width="2.83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3.918cm" fo:min-width="4.13cm"/>
    </style:style>
    <style:style style:name="gr7" style:family="graphic" style:parent-style-name="standard">
      <style:graphic-properties draw:textarea-horizontal-align="justify" draw:textarea-vertical-align="middle" draw:auto-grow-height="false" fo:min-height="2.161cm" fo:min-width="1.901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3.918cm" fo:min-width="4.314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676cm" fo:min-width="2.926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584cm" fo:min-width="2.926cm"/>
    </style:style>
    <style:style style:name="gr11" style:family="graphic" style:parent-style-name="standard">
      <style:graphic-properties draw:textarea-horizontal-align="justify" draw:textarea-vertical-align="middle" draw:auto-grow-height="false" fo:min-height="2.686cm" fo:min-width="3.031cm"/>
    </style:style>
    <style:style style:name="gr12" style:family="graphic" style:parent-style-name="objectwithoutfill">
      <style:graphic-properties svg:stroke-width="0.1cm" draw:marker-start-width="0.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draw:marker-start-width="0.5cm" draw:marker-end="Arrow_20_concave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3cm" svg:height="2.9cm" svg:x="24.3cm" svg:y="8.7cm">
          <text:p text:style-name="P1"><text:span text:style-name="T1">database</text:span><text:span text:style-name="T1"><text:line-break/></text:span><text:span text:style-name="T1">(MySQL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1" draw:id="id1" draw:layer="layout" svg:width="2.6cm" svg:height="2.9cm" svg:x="1.8cm" svg:y="3.9cm">
          <text:p text:style-name="P1"><text:span text:style-name="T1">params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3" draw:id="id3" draw:layer="layout" svg:width="2.6cm" svg:height="2.9cm" svg:x="11.8cm" svg:y="2.4cm">
          <text:p text:style-name="P1"><text:span text:style-name="T1">params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4" draw:id="id4" draw:layer="layout" svg:width="2.6cm" svg:height="2.9cm" svg:x="11.8cm" svg:y="5.7cm">
          <text:p text:style-name="P1"><text:span text:style-name="T1">output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2" draw:id="id2" draw:layer="layout" svg:width="3.7cm" svg:height="3.5cm" svg:x="6cm" svg:y="3.6cm">
          <text:p text:style-name="P1"><text:span text:style-name="T1">model</text:span><text:span text:style-name="T1"><text:line-break/></text:span><text:span text:style-name="T1">(Java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5" draw:id="id5">
          <draw:custom-shape draw:style-name="gr4" draw:text-style-name="P2" draw:layer="layout" svg:width="5cm" svg:height="4.5cm" svg:x="19.8cm" svg:y="2cm">
            <text:p text:style-name="P1"><text:span text:style-name="T1">db_fill</text:span><text:span text:style-name="T1"><text:line-break/></text:span><text:span text:style-name="T1">(Python3)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2" draw:layer="layout" svg:width="3.6cm" svg:height="1.8cm" svg:x="20.5cm" svg:y="3.6cm">
            <text:p text:style-name="P1"><text:span text:style-name="T1">merge</text:span><text:span text:style-name="T1"><text:line-break/></text:span><text:span text:style-name="T1">(R)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6" draw:text-style-name="P2" xml:id="id7" draw:id="id7" draw:layer="layout" svg:width="5cm" svg:height="4.5cm" svg:x="19.9cm" svg:y="14cm">
          <text:p text:style-name="P1"><text:span text:style-name="T1">db_query</text:span><text:span text:style-name="T1"><text:line-break/></text:span><text:span text:style-name="T1">(Python3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xml:id="id8" draw:id="id8" draw:layer="layout" svg:width="2.4cm" svg:height="3cm" svg:x="17.1cm" svg:y="11.1cm">
          <text:p text:style-name="P1"><text:span text:style-name="T1">simulation</text:span><text:span text:style-name="T1"><text:line-break/></text:span><text:span text:style-name="T1">data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9" draw:id="id9" draw:layer="layout" svg:width="5.198cm" svg:height="4.5cm" svg:x="11.9cm" svg:y="14cm">
          <text:p text:style-name="P1"><text:span text:style-name="T1">Analysis</text:span><text:span text:style-name="T1"><text:line-break/></text:span><text:span text:style-name="T1">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10" draw:id="id10" draw:layer="layout" svg:width="3.7cm" svg:height="1cm" svg:x="6.9cm" svg:y="14.2cm">
          <text:p text:style-name="P1"><text:span text:style-name="T1">stability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12" draw:id="id12" draw:layer="layout" svg:width="3.7cm" svg:height="1cm" svg:x="6.9cm" svg:y="15.2cm">
          <text:p text:style-name="P1"><text:span text:style-name="T1">sensitivity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xml:id="id13" draw:id="id13" draw:layer="layout" svg:width="3.7cm" svg:height="0.9cm" svg:x="6.9cm" svg:y="17.2cm">
          <text:p text:style-name="P1"><text:span text:style-name="T1">ABC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xml:id="id11" draw:id="id11" draw:layer="layout" svg:width="4.1cm" svg:height="4.4cm" svg:x="1.5cm" svg:y="14.2cm">
          <text:p text:style-name="P1"><text:span text:style-name="T1">visualisation</text:span><text:span text:style-name="T1"><text:line-break/></text:span><text:span text:style-name="T1">(PNG &amp; PDF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2" draw:text-style-name="P1" draw:layer="layout" draw:type="curve" svg:x1="4.4cm" svg:y1="5.35cm" svg:x2="6cm" svg:y2="5.35cm" draw:start-shape="id1" draw:start-glue-point="7" draw:end-shape="id2" svg:d="M4400 5350h1600" svg:viewBox="0 0 1601 1">
          <text:p/>
        </draw:connector>
        <draw:connector draw:style-name="gr12" draw:text-style-name="P1" draw:layer="layout" draw:type="curve" svg:x1="9.7cm" svg:y1="5.35cm" svg:x2="11.8cm" svg:y2="3.85cm" draw:start-shape="id2" draw:start-glue-point="7" draw:end-shape="id3" svg:d="M9700 5350c1576 0 527-1500 2100-1500" svg:viewBox="0 0 2101 1501">
          <text:p/>
        </draw:connector>
        <draw:connector draw:style-name="gr12" draw:text-style-name="P1" draw:layer="layout" draw:type="curve" svg:x1="9.7cm" svg:y1="5.35cm" svg:x2="11.8cm" svg:y2="7.15cm" draw:start-shape="id2" draw:start-glue-point="7" draw:end-shape="id4" svg:d="M9700 5350c1576 0 527 1800 2100 1800" svg:viewBox="0 0 2101 1801">
          <text:p/>
        </draw:connector>
        <draw:connector draw:style-name="gr12" draw:text-style-name="P1" draw:layer="layout" draw:type="curve" svg:x1="14.4cm" svg:y1="3.85cm" svg:x2="19.8cm" svg:y2="4.25cm" draw:start-shape="id3" draw:start-glue-point="7" draw:end-shape="id5" svg:d="M14400 3850c4051 0 1352 400 5400 400" svg:viewBox="0 0 5401 401">
          <text:p/>
        </draw:connector>
        <draw:connector draw:style-name="gr12" draw:text-style-name="P1" draw:layer="layout" draw:type="curve" svg:x1="14.4cm" svg:y1="7.15cm" svg:x2="19.8cm" svg:y2="4.25cm" draw:start-shape="id4" draw:start-glue-point="7" draw:end-shape="id5" draw:end-glue-point="3" svg:d="M14400 7150c4051 0 1352-2900 5400-2900" svg:viewBox="0 0 5401 2901">
          <text:p/>
        </draw:connector>
        <draw:connector draw:style-name="gr12" draw:text-style-name="P1" draw:layer="layout" draw:type="curve" svg:x1="24.8cm" svg:y1="4.25cm" svg:x2="25.45cm" svg:y2="8.7cm" draw:start-shape="id5" draw:start-glue-point="1" draw:end-shape="id6" draw:end-glue-point="5" svg:d="M24800 4250c434 0 650 1483 650 4450" svg:viewBox="0 0 651 4451">
          <text:p/>
        </draw:connector>
        <draw:connector draw:style-name="gr12" draw:text-style-name="P1" draw:layer="layout" draw:type="curve" svg:x1="25.45cm" svg:y1="11.6cm" svg:x2="24.9cm" svg:y2="16.25cm" draw:start-shape="id6" draw:start-glue-point="7" draw:end-shape="id7" draw:end-glue-point="7" svg:d="M25450 11600c0 3100-183 4650-550 4650" svg:viewBox="0 0 551 4651">
          <text:p/>
        </draw:connector>
        <draw:connector draw:style-name="gr13" draw:text-style-name="P3" draw:layer="layout" draw:type="curve" svg:x1="22.4cm" svg:y1="14cm" svg:x2="19.5cm" svg:y2="12.6cm" draw:start-shape="id7" draw:start-glue-point="4" draw:end-shape="id8" draw:end-glue-point="7" svg:d="M22400 14000c0-934-966-1400-2900-1400" svg:viewBox="0 0 2901 1401">
          <text:p text:style-name="P1"><text:span text:style-name="T2">optional</text:span><text:span text:style-name="T2"><text:line-break/></text:span><text:span text:style-name="T2">path</text:span></text:p>
        </draw:connector>
        <draw:connector draw:style-name="gr12" draw:text-style-name="P1" draw:layer="layout" draw:type="curve" svg:x1="19.9cm" svg:y1="16.25cm" svg:x2="17.098cm" svg:y2="16.25cm" draw:start-shape="id7" draw:start-glue-point="5" draw:end-shape="id9" draw:end-glue-point="7" svg:d="M19900 16250h-2802" svg:viewBox="0 0 2803 1">
          <text:p/>
        </draw:connector>
        <draw:connector draw:style-name="gr12" draw:text-style-name="P1" draw:layer="layout" draw:type="curve" svg:x1="17.1cm" svg:y1="12.6cm" svg:x2="14.499cm" svg:y2="14cm" draw:start-shape="id8" draw:start-glue-point="5" draw:end-shape="id9" draw:end-glue-point="4" svg:d="M17100 12600c-1734 0-2601 466-2601 1400" svg:viewBox="0 0 2602 1401">
          <text:p/>
        </draw:connector>
        <draw:connector draw:style-name="gr12" draw:text-style-name="P1" draw:layer="layout" draw:type="curve" draw:line-skew="0.249cm" svg:x1="6.9cm" svg:y1="14.7cm" svg:x2="5.6cm" svg:y2="16.4cm" draw:start-shape="id10" draw:start-glue-point="5" draw:end-shape="id11" draw:end-glue-point="7" svg:d="M6900 14700c-600 0 50 1700-1300 1700" svg:viewBox="0 0 1301 1701">
          <text:p/>
        </draw:connector>
        <draw:connector draw:style-name="gr12" draw:text-style-name="P1" draw:layer="layout" draw:type="curve" draw:line-skew="0.349cm" svg:x1="6.9cm" svg:y1="15.7cm" svg:x2="5.6cm" svg:y2="16.4cm" draw:start-shape="id12" draw:start-glue-point="5" draw:end-shape="id11" draw:end-glue-point="7" svg:d="M6900 15700c-450 0 200 700-1300 700" svg:viewBox="0 0 1301 701">
          <text:p/>
        </draw:connector>
        <draw:connector draw:style-name="gr12" draw:text-style-name="P1" draw:layer="layout" draw:type="curve" draw:line-skew="0.249cm" svg:x1="6.9cm" svg:y1="17.65cm" svg:x2="5.6cm" svg:y2="16.4cm" draw:start-shape="id13" draw:start-glue-point="5" draw:end-shape="id11" draw:end-glue-point="7" svg:d="M6900 17650c-600 0 50-1250-1300-1250" svg:viewBox="0 0 1301 1251">
          <text:p/>
        </draw:connector>
        <draw:connector draw:style-name="gr12" draw:text-style-name="P1" draw:layer="layout" draw:type="curve" draw:line-skew="0.149cm" svg:x1="11.9cm" svg:y1="16.25cm" svg:x2="10.6cm" svg:y2="17.65cm" draw:start-shape="id9" draw:start-glue-point="5" draw:end-shape="id13" draw:end-glue-point="7" svg:d="M11900 16250c-750 0-100 1400-1300 1400" svg:viewBox="0 0 1301 1401">
          <text:p/>
        </draw:connector>
        <draw:connector draw:style-name="gr12" draw:text-style-name="P1" draw:layer="layout" draw:type="curve" draw:line-skew="0.049cm" svg:x1="11.9cm" svg:y1="16.25cm" svg:x2="10.6cm" svg:y2="15.7cm" draw:start-shape="id9" draw:start-glue-point="5" draw:end-shape="id12" draw:end-glue-point="7" svg:d="M11900 16250c-900 0-250-550-1300-550" svg:viewBox="0 0 1301 551">
          <text:p/>
        </draw:connector>
        <draw:connector draw:style-name="gr12" draw:text-style-name="P1" draw:layer="layout" draw:type="curve" draw:line-skew="0.149cm" svg:x1="11.9cm" svg:y1="16.25cm" svg:x2="10.6cm" svg:y2="14.7cm" draw:start-shape="id9" draw:start-glue-point="5" draw:end-shape="id10" draw:end-glue-point="7" svg:d="M11900 16250c-750 0-100-1550-1300-1550" svg:viewBox="0 0 1301 1551">
          <text:p/>
        </draw:connector>
        <draw:custom-shape draw:style-name="gr2" draw:text-style-name="P2" xml:id="id14" draw:id="id14" draw:layer="layout" svg:width="2.6cm" svg:height="2.9cm" svg:x="2.4cm" svg:y="10.7cm">
          <text:p text:style-name="P1"><text:span text:style-name="T1">parameter</text:span><text:span text:style-name="T1"><text:line-break/></text:span><text:span text:style-name="T1">information</text:span><text:span text:style-name="T1"><text:line-break/></text:span><text:span text:style-name="T1">(XML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1" draw:layer="layout" draw:type="curve" draw:line-skew="2.599cm" svg:x1="11.9cm" svg:y1="16.25cm" svg:x2="5cm" svg:y2="12.15cm" draw:start-shape="id9" draw:start-glue-point="5" draw:end-shape="id14" svg:d="M11900 16250c-1275 0 2175-4100-6900-4100" svg:viewBox="0 0 6901 4101">
          <text:p/>
        </draw:connector>
        <draw:custom-shape draw:style-name="gr9" draw:text-style-name="P2" xml:id="id15" draw:id="id15" draw:layer="layout" svg:width="3.7cm" svg:height="1cm" svg:x="6.9cm" svg:y="16.2cm">
          <text:p text:style-name="P1"><text:span text:style-name="T1">sensitivity2D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draw:type="curve" draw:line-skew="0.149cm" svg:x1="11.9cm" svg:y1="16.25cm" svg:x2="10.6cm" svg:y2="16.7cm" draw:start-shape="id9" draw:start-glue-point="5" draw:end-shape="id15" draw:end-glue-point="7" svg:d="M11900 16250c-750 0-100 450-1300 450" svg:viewBox="0 0 1301 451">
          <text:p/>
        </draw:connector>
        <draw:connector draw:style-name="gr12" draw:text-style-name="P1" draw:layer="layout" draw:type="curve" draw:line-skew="0.449cm" svg:x1="6.9cm" svg:y1="16.7cm" svg:x2="5.6cm" svg:y2="16.4cm" draw:start-shape="id15" draw:start-glue-point="5" draw:end-shape="id11" svg:d="M6900 16700c-300 0 350-300-1300-300" svg:viewBox="0 0 130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8-05T11:09:59.030847642</meta:creation-date>
    <dc:date>2015-09-03T10:20:23.304511431</dc:date>
    <dc:creator>Aurelien Luciani</dc:creator>
    <meta:editing-duration>PT44M7S</meta:editing-duration>
    <meta:editing-cycles>8</meta:editing-cycles>
    <meta:generator>LibreOffice/4.3.7.2$Linux_X86_64 LibreOffice_project/430$Build-2</meta:generator>
    <meta:document-statistic meta:object-count="36"/>
  </office:meta>
</office:document-meta>
</file>